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ce1" office:value-type="string" calcext:value-type="string">
            <text:p>Tubo</text:p>
          </table:table-cell>
          <table:table-cell table:style-name="ce1" office:value-type="string" calcext:value-type="string">
            <text:p>Peso_i</text:p>
          </table:table-cell>
          <table:table-cell table:style-name="ce1"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Cla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.0932" calcext:value-type="float">
            <text:p>1.0932</text:p>
          </table:table-cell>
          <table:table-cell office:value-type="float" office:value="1.1234" calcext:value-type="float">
            <text:p>1.1234</text:p>
          </table:table-cell>
          <table:table-cell table:formula="of:=([.F2]-[.E2])*1000" office:value-type="float" office:value="30.2" calcext:value-type="float">
            <text:p>30.2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1243" calcext:value-type="float">
            <text:p>1.1243</text:p>
          </table:table-cell>
          <table:table-cell table:formula="of:=([.F3]-[.E3])*1000" office:value-type="float" office:value="30.5" calcext:value-type="float">
            <text:p>30.5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.0931" calcext:value-type="float">
            <text:p>1.0931</text:p>
          </table:table-cell>
          <table:table-cell office:value-type="float" office:value="1.1236" calcext:value-type="float">
            <text:p>1.1236</text:p>
          </table:table-cell>
          <table:table-cell table:formula="of:=([.F4]-[.E4])*1000" office:value-type="float" office:value="30.5" calcext:value-type="float">
            <text:p>30.5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.0972" calcext:value-type="float">
            <text:p>1.0972</text:p>
          </table:table-cell>
          <table:table-cell office:value-type="float" office:value="1.1261" calcext:value-type="float">
            <text:p>1.1261</text:p>
          </table:table-cell>
          <table:table-cell table:formula="of:=([.F5]-[.E5])*1000" office:value-type="float" office:value="28.9000000000001" calcext:value-type="float">
            <text:p>28.9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2]" office:value-type="float" office:value="1.1234" calcext:value-type="float">
            <text:p>1.1234</text:p>
          </table:table-cell>
          <table:table-cell office:value-type="float" office:value="1.1539" calcext:value-type="float">
            <text:p>1.1539</text:p>
          </table:table-cell>
          <table:table-cell table:formula="of:=([.F6]-[.E6])*1000" office:value-type="float" office:value="30.5" calcext:value-type="float">
            <text:p>30.5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3]" office:value-type="float" office:value="1.1243" calcext:value-type="float">
            <text:p>1.1243</text:p>
          </table:table-cell>
          <table:table-cell office:value-type="float" office:value="1.1547" calcext:value-type="float">
            <text:p>1.1547</text:p>
          </table:table-cell>
          <table:table-cell table:formula="of:=([.F7]-[.E7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4]" office:value-type="float" office:value="1.1236" calcext:value-type="float">
            <text:p>1.1236</text:p>
          </table:table-cell>
          <table:table-cell office:value-type="float" office:value="1.1539" calcext:value-type="float">
            <text:p>1.1539</text:p>
          </table:table-cell>
          <table:table-cell table:formula="of:=([.F8]-[.E8])*1000" office:value-type="float" office:value="30.3" calcext:value-type="float">
            <text:p>30.3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5]" office:value-type="float" office:value="1.1261" calcext:value-type="float">
            <text:p>1.1261</text:p>
          </table:table-cell>
          <table:table-cell office:value-type="float" office:value="1.1531" calcext:value-type="float">
            <text:p>1.1531</text:p>
          </table:table-cell>
          <table:table-cell table:formula="of:=([.F9]-[.E9])*1000" office:value-type="float" office:value="26.9999999999999" calcext:value-type="float">
            <text:p>26.9999999999999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6]" office:value-type="float" office:value="1.1539" calcext:value-type="float">
            <text:p>1.1539</text:p>
          </table:table-cell>
          <table:table-cell office:value-type="float" office:value="1.1844" calcext:value-type="float">
            <text:p>1.1844</text:p>
          </table:table-cell>
          <table:table-cell table:formula="of:=([.F10]-[.E10])*1000" office:value-type="float" office:value="30.5000000000002" calcext:value-type="float">
            <text:p>30.5000000000002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F7]" office:value-type="float" office:value="1.1547" calcext:value-type="float">
            <text:p>1.1547</text:p>
          </table:table-cell>
          <table:table-cell office:value-type="float" office:value="1.1851" calcext:value-type="float">
            <text:p>1.1851</text:p>
          </table:table-cell>
          <table:table-cell table:formula="of:=([.F11]-[.E11])*1000" office:value-type="float" office:value="30.4" calcext:value-type="float">
            <text:p>30.4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F8]" office:value-type="float" office:value="1.1539" calcext:value-type="float">
            <text:p>1.1539</text:p>
          </table:table-cell>
          <table:table-cell office:value-type="float" office:value="1.1839" calcext:value-type="float">
            <text:p>1.1839</text:p>
          </table:table-cell>
          <table:table-cell table:formula="of:=([.F12]-[.E12])*1000" office:value-type="float" office:value="30" calcext:value-type="float">
            <text:p>30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]" office:value-type="float" office:value="1.1531" calcext:value-type="float">
            <text:p>1.1531</text:p>
          </table:table-cell>
          <table:table-cell office:value-type="float" office:value="1.1817" calcext:value-type="float">
            <text:p>1.1817</text:p>
          </table:table-cell>
          <table:table-cell table:formula="of:=([.F13]-[.E13])*1000" office:value-type="float" office:value="28.6" calcext:value-type="float">
            <text:p>28.6</text:p>
          </table:table-cell>
          <table:table-cell office:value-type="string" calcext:value-type="string">
            <text:p>ser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22:03:20.999087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11-05T22:05:57.093168524</dc:date>
    <meta:editing-duration>PT1H47M33S</meta:editing-duration>
    <meta:editing-cycles>45</meta:editing-cycles>
    <meta:generator>LibreOffice/6.1.6.3$Linux_X86_64 LibreOffice_project/10$Build-3</meta:generator>
    <meta:document-statistic meta:table-count="1" meta:cell-count="104" meta:object-count="0"/>
  </office:meta>
</office:document-meta>
</file>